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Loop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oop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ngulang perintah yang sama dalam jumlah tertentu.</text:p>
              </text:list-item>
              <text:list-item>
                <text:p>Indikator perulangan dilaksanakan berdasarkan kondisi yg disepakati</text:p>
              </text:list-item>
              <text:list-item>
                <text:p>Perulangan akan terus dieksekusi jika kondisi masih terpenuhi (True)</text:p>
              </text:list-item>
              <text:list-item>
                <text:p>Akan berhenti jika kondisi tidak terpenuhi (False)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cam-macam Loop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LOOP</text:p>
              </text:list-item>
              <text:list-item>
                <text:p>DO..WHILE LOOP</text:p>
              </text:list-item>
              <text:list-item>
                <text:p>WH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rdiri dari 2 ungkapan, 1 keadaan dan 1 pernyataan.</text:p>
              </text:list-item>
              <text:list-item>
                <text:p>Ungkapan 1 menginisialisasi</text:p>
              </text:list-item>
              <text:list-item>
                <text:p>Keadaan itu adalah kondisi yang menentukan perulangan itu dilakukan atau tidak</text:p>
              </text:list-item>
              <text:list-item>
                <text:p>Ungkapan ke 2, merupakan perintah yang dilakukan setelah melakukan 1x perulangan</text:p>
              </text:list-item>
              <text:list-item>
                <text:p>Pernyataan adalah daftar perintah yang dilakukan selama perulangan berlangs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ruktur F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(ungkapan 1; keadaan; ungkapan2) {</text:p>
                <text:list>
                  <text:list-header>
                    <text:p>pernyataan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toh F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(int x=0; x&lt;=5; x++){</text:p>
                <text:list>
                  <text:list-header>
                    <text:p>cout &lt;&lt; x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o Wh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rulangan dilakukan terlebih dahulu</text:p>
              </text:list-item>
              <text:list-item>
                <text:p>Pengecekan dilakukan setelah melakukan perulanga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ruktur Do Wh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do</text:p>
                <text:p>pernyataan;</text:p>
                <text:p>while (keadaan);</text:p>
                <text:p><text:span text:style-name="T1">atau</text:span></text:p>
                <text:p>do{</text:p>
                <text:p>pernyataan;</text:p>
                <text:p>pernyataan;</text:p>
                <text:p>}</text:p>
                <text:p>while (keadaan)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oh Do Wh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#include&lt;iostream&gt;</text:p>
                <text:p>using namespace std;</text:p>
                <text:p>int main(){</text:p>
                <text:list>
                  <text:list-header>
                    <text:p>int counter;</text:p>
                    <text:p>counter = 0;</text:p>
                    <text:p>do{</text:p>
                    <text:list>
                      <text:list-header>
                        <text:p>cout &lt;&lt; “C++”&lt;&lt;endl;</text:p>
                        <text:p>counter++;</text:p>
                      </text:list-header>
                    </text:list>
                    <text:p>}</text:p>
                    <text:p>while (counter&lt;15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h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mpir sama dengan for loop</text:p>
              </text:list-item>
              <text:list-item>
                <text:p>Prinsipnya sama dengan do while, namun pengujian kondisinya terletak pada awal loo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ruktur Wh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hile (keadaan)</text:p>
                <text:p>pernyataan;</text:p>
                <text:p><text:span text:style-name="T1">atau</text:span></text:p>
                <text:p><text:span text:style-name="T2">while (keadaan){</text:span></text:p>
                <text:list>
                  <text:list-header>
                    <text:p><text:span text:style-name="T2">pernyataan;</text:span></text:p>
                    <text:p><text:span text:style-name="T2">pernyataan;</text:span></text:p>
                  </text:list-header>
                </text:list>
                <text:p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oh Wh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#include&lt;iostream&gt;</text:p>
                <text:p>using namespace std;</text:p>
                <text:p>int main(){</text:p>
                <text:list>
                  <text:list-header>
                    <text:p>int i;</text:p>
                    <text:p>i = 10;</text:p>
                    <text:p>while (i &gt; 0){</text:p>
                    <text:list>
                      <text:list-header>
                        <text:p>cout &lt;&lt; i &lt;&lt; endl;</text:p>
                        <text:p>i++;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erintah Brea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rfungsi untuk keluar dari suatu loop for, do while, while, ataupun switch.</text:p>
              </text:list-item>
              <text:list-item>
                <text:p>Hanya pada switch setelah break, proses akan menuju akhir swit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entuk Umum Brea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{</text:p>
                <text:p>…</text:p>
                <text:p>…</text:p>
                <text:p>break;</text:p>
                <text:p>…</text:p>
                <text:p>…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oh brea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(int i=0;i&lt;10;i++) {</text:p>
                <text:list>
                  <text:list-header>
                    <text:p>cout &lt;&lt; i &lt;&lt; endl;</text:p>
                    <text:p>if (i==5) {</text:p>
                    <text:list>
                      <text:list-header>
                        <text:p>break;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inu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mpir sama seperti break hanya saja continue akan membuat statement perulangan dibawah continue tidak dieksekusi dan langsung loncat kembali ke awal perulanga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or (int i=0;i&lt;10;i++) {</text:p>
                <text:list>
                  <text:list-header>
                    <text:p>if (i % 2 == 0) {</text:p>
                    <text:list>
                      <text:list-header>
                        <text:p>continue;</text:p>
                      </text:list-header>
                    </text:list>
                    <text:p>}</text:p>
                    <text:p>cout &lt;&lt; i &lt;&lt; endl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10:28:37.361682376</meta:creation-date>
    <meta:editing-duration>PT3H21M53S</meta:editing-duration>
    <meta:editing-cycles>12</meta:editing-cycles>
    <meta:generator>LibreOffice/6.0.6.2$Linux_X86_64 LibreOffice_project/00m0$Build-2</meta:generator>
    <dc:title>Blueprint Plans</dc:title>
    <dc:date>2018-12-03T18:22:56.161234408</dc:date>
    <meta:document-statistic meta:object-count="100"/>
  </office:meta>
</office:document-meta>
</file>